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924cm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895cm"/>
    </style:style>
    <style:style style:name="gr8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661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945cm"/>
    </style:style>
    <style:style style:name="gr1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3.402cm"/>
    </style:style>
    <style:style style:name="gr16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end" fo:text-indent="0cm"/>
      <style:text-properties fo:font-size="14pt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39cm" svg:height="11.093cm" svg:x="0.114cm" svg:y="0cm">
          <text:p text:style-name="P2"/>
        </draw:rect>
        <draw:rect draw:style-name="gr1" draw:text-style-name="P1" draw:layer="layout" svg:width="16.849cm" svg:height="8.368cm" svg:x="1.949cm" svg:y="-8.867cm">
          <text:p text:style-name="P2"/>
        </draw:rect>
        <draw:line draw:style-name="gr2" draw:text-style-name="P1" draw:layer="layout" svg:x1="4.653cm" svg:y1="-7.566cm" svg:x2="18.529cm" svg:y2="-7.566cm">
          <text:p text:style-name="P2"/>
        </draw:line>
        <draw:line draw:style-name="gr2" draw:text-style-name="P1" draw:layer="layout" svg:x1="4.653cm" svg:y1="-3.465cm" svg:x2="18.529cm" svg:y2="-3.465cm">
          <text:p text:style-name="P2"/>
        </draw:line>
        <draw:frame draw:style-name="gr3" draw:text-style-name="P3" draw:layer="layout" svg:width="2.581cm" svg:height="1.195cm" svg:x="1.978cm" svg:y="-8.205cm">
          <draw:text-box>
            <text:p text:style-name="P2"><text:span text:style-name="T1">Initiator</text:span></text:p>
          </draw:text-box>
        </draw:frame>
        <draw:frame draw:style-name="gr4" draw:text-style-name="P3" draw:layer="layout" svg:width="2.335cm" svg:height="1.195cm" svg:x="2.119cm" svg:y="-4.115cm">
          <draw:text-box>
            <text:p text:style-name="P2"><text:span text:style-name="T1">Target</text:span></text:p>
          </draw:text-box>
        </draw:frame>
        <draw:custom-shape draw:style-name="gr5" draw:text-style-name="P1" draw:layer="layout" svg:width="4.431cm" svg:height="0.414cm" svg:x="8.129cm" svg:y="-7.807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21cm" svg:y1="-7.175cm" svg:x2="8.121cm" svg:y2="-3.868cm">
          <text:p text:style-name="P2"/>
        </draw:line>
        <draw:line draw:style-name="gr6" draw:text-style-name="P1" draw:layer="layout" svg:x1="10.429cm" svg:y1="-3.886cm" svg:x2="12.475cm" svg:y2="-7.188cm">
          <text:p text:style-name="P2"/>
        </draw:line>
        <draw:frame draw:style-name="gr7" draw:text-style-name="P4" draw:layer="layout" svg:width="3.999cm" svg:height="0.988cm" svg:x="3.881cm" svg:y="-6.14cm">
          <draw:text-box>
            <text:p text:style-name="P2"><text:span text:style-name="T2">Send(message)</text:span></text:p>
          </draw:text-box>
        </draw:frame>
        <draw:line draw:style-name="gr8" draw:text-style-name="P1" draw:layer="layout" svg:x1="4.653cm" svg:y1="-1.802cm" svg:x2="18.529cm" svg:y2="-1.802cm">
          <text:p text:style-name="P2"/>
        </draw:line>
        <draw:frame draw:style-name="gr9" draw:text-style-name="P6" draw:layer="layout" svg:width="1.7cm" svg:height="1.195cm" svg:x="2.959cm" svg:y="-2.49cm">
          <draw:text-box>
            <text:p text:style-name="P5"><text:span text:style-name="T1">time</text:span></text:p>
          </draw:text-box>
        </draw:frame>
        <draw:line draw:style-name="gr2" draw:text-style-name="P1" draw:layer="layout" svg:x1="5.52cm" svg:y1="-1.606cm" svg:x2="5.52cm" svg:y2="-2.02cm">
          <text:p text:style-name="P2"/>
        </draw:line>
        <draw:line draw:style-name="gr2" draw:text-style-name="P1" draw:layer="layout" svg:x1="5.93cm" svg:y1="-1.606cm" svg:x2="5.93cm" svg:y2="-2.019cm">
          <text:p text:style-name="P2"/>
        </draw:line>
        <draw:line draw:style-name="gr2" draw:text-style-name="P1" draw:layer="layout" svg:x1="5.93cm" svg:y1="-1.606cm" svg:x2="5.93cm" svg:y2="-2.02cm">
          <text:p text:style-name="P2"/>
        </draw:line>
        <draw:line draw:style-name="gr2" draw:text-style-name="P1" draw:layer="layout" svg:x1="6.34cm" svg:y1="-1.606cm" svg:x2="6.34cm" svg:y2="-2.019cm">
          <text:p text:style-name="P2"/>
        </draw:line>
        <draw:line draw:style-name="gr2" draw:text-style-name="P1" draw:layer="layout" svg:x1="6.34cm" svg:y1="-1.606cm" svg:x2="6.34cm" svg:y2="-2.02cm">
          <text:p text:style-name="P2"/>
        </draw:line>
        <draw:line draw:style-name="gr2" draw:text-style-name="P1" draw:layer="layout" svg:x1="6.75cm" svg:y1="-1.606cm" svg:x2="6.75cm" svg:y2="-2.019cm">
          <text:p text:style-name="P2"/>
        </draw:line>
        <draw:line draw:style-name="gr2" draw:text-style-name="P1" draw:layer="layout" svg:x1="6.75cm" svg:y1="-1.606cm" svg:x2="6.75cm" svg:y2="-2.02cm">
          <text:p text:style-name="P2"/>
        </draw:line>
        <draw:line draw:style-name="gr2" draw:text-style-name="P1" draw:layer="layout" svg:x1="7.159cm" svg:y1="-1.606cm" svg:x2="7.159cm" svg:y2="-2.019cm">
          <text:p text:style-name="P2"/>
        </draw:line>
        <draw:line draw:style-name="gr2" draw:text-style-name="P1" draw:layer="layout" svg:x1="7.159cm" svg:y1="-1.606cm" svg:x2="7.159cm" svg:y2="-2.02cm">
          <text:p text:style-name="P2"/>
        </draw:line>
        <draw:line draw:style-name="gr2" draw:text-style-name="P1" draw:layer="layout" svg:x1="7.569cm" svg:y1="-1.606cm" svg:x2="7.569cm" svg:y2="-2.019cm">
          <text:p text:style-name="P2"/>
        </draw:line>
        <draw:line draw:style-name="gr2" draw:text-style-name="P1" draw:layer="layout" svg:x1="7.569cm" svg:y1="-1.606cm" svg:x2="7.569cm" svg:y2="-2.02cm">
          <text:p text:style-name="P2"/>
        </draw:line>
        <draw:line draw:style-name="gr2" draw:text-style-name="P1" draw:layer="layout" svg:x1="7.979cm" svg:y1="-1.606cm" svg:x2="7.979cm" svg:y2="-2.019cm">
          <text:p text:style-name="P2"/>
        </draw:line>
        <draw:line draw:style-name="gr2" draw:text-style-name="P1" draw:layer="layout" svg:x1="7.979cm" svg:y1="-1.606cm" svg:x2="7.979cm" svg:y2="-2.02cm">
          <text:p text:style-name="P2"/>
        </draw:line>
        <draw:line draw:style-name="gr2" draw:text-style-name="P1" draw:layer="layout" svg:x1="8.388cm" svg:y1="-1.606cm" svg:x2="8.388cm" svg:y2="-2.019cm">
          <text:p text:style-name="P2"/>
        </draw:line>
        <draw:line draw:style-name="gr2" draw:text-style-name="P1" draw:layer="layout" svg:x1="8.388cm" svg:y1="-1.606cm" svg:x2="8.388cm" svg:y2="-2.02cm">
          <text:p text:style-name="P2"/>
        </draw:line>
        <draw:line draw:style-name="gr2" draw:text-style-name="P1" draw:layer="layout" svg:x1="8.798cm" svg:y1="-1.606cm" svg:x2="8.798cm" svg:y2="-2.019cm">
          <text:p text:style-name="P2"/>
        </draw:line>
        <draw:line draw:style-name="gr2" draw:text-style-name="P1" draw:layer="layout" svg:x1="8.798cm" svg:y1="-1.606cm" svg:x2="8.798cm" svg:y2="-2.02cm">
          <text:p text:style-name="P2"/>
        </draw:line>
        <draw:line draw:style-name="gr2" draw:text-style-name="P1" draw:layer="layout" svg:x1="9.208cm" svg:y1="-1.606cm" svg:x2="9.208cm" svg:y2="-2.019cm">
          <text:p text:style-name="P2"/>
        </draw:line>
        <draw:line draw:style-name="gr2" draw:text-style-name="P1" draw:layer="layout" svg:x1="9.208cm" svg:y1="-1.606cm" svg:x2="9.208cm" svg:y2="-2.02cm">
          <text:p text:style-name="P2"/>
        </draw:line>
        <draw:line draw:style-name="gr2" draw:text-style-name="P1" draw:layer="layout" svg:x1="9.618cm" svg:y1="-1.606cm" svg:x2="9.618cm" svg:y2="-2.019cm">
          <text:p text:style-name="P2"/>
        </draw:line>
        <draw:line draw:style-name="gr2" draw:text-style-name="P1" draw:layer="layout" svg:x1="9.618cm" svg:y1="-1.606cm" svg:x2="9.618cm" svg:y2="-2.02cm">
          <text:p text:style-name="P2"/>
        </draw:line>
        <draw:line draw:style-name="gr2" draw:text-style-name="P1" draw:layer="layout" svg:x1="10.027cm" svg:y1="-1.606cm" svg:x2="10.027cm" svg:y2="-2.019cm">
          <text:p text:style-name="P2"/>
        </draw:line>
        <draw:line draw:style-name="gr2" draw:text-style-name="P1" draw:layer="layout" svg:x1="10.027cm" svg:y1="-1.606cm" svg:x2="10.027cm" svg:y2="-2.02cm">
          <text:p text:style-name="P2"/>
        </draw:line>
        <draw:line draw:style-name="gr2" draw:text-style-name="P1" draw:layer="layout" svg:x1="10.437cm" svg:y1="-1.606cm" svg:x2="10.437cm" svg:y2="-2.019cm">
          <text:p text:style-name="P2"/>
        </draw:line>
        <draw:line draw:style-name="gr2" draw:text-style-name="P1" draw:layer="layout" svg:x1="10.437cm" svg:y1="-1.606cm" svg:x2="10.437cm" svg:y2="-2.02cm">
          <text:p text:style-name="P2"/>
        </draw:line>
        <draw:line draw:style-name="gr2" draw:text-style-name="P1" draw:layer="layout" svg:x1="10.847cm" svg:y1="-1.606cm" svg:x2="10.847cm" svg:y2="-2.019cm">
          <text:p text:style-name="P2"/>
        </draw:line>
        <draw:line draw:style-name="gr2" draw:text-style-name="P1" draw:layer="layout" svg:x1="10.847cm" svg:y1="-1.606cm" svg:x2="10.847cm" svg:y2="-2.02cm">
          <text:p text:style-name="P2"/>
        </draw:line>
        <draw:line draw:style-name="gr2" draw:text-style-name="P1" draw:layer="layout" svg:x1="11.256cm" svg:y1="-1.606cm" svg:x2="11.256cm" svg:y2="-2.019cm">
          <text:p text:style-name="P2"/>
        </draw:line>
        <draw:line draw:style-name="gr2" draw:text-style-name="P1" draw:layer="layout" svg:x1="11.256cm" svg:y1="-1.606cm" svg:x2="11.256cm" svg:y2="-2.02cm">
          <text:p text:style-name="P2"/>
        </draw:line>
        <draw:line draw:style-name="gr2" draw:text-style-name="P1" draw:layer="layout" svg:x1="11.666cm" svg:y1="-1.606cm" svg:x2="11.666cm" svg:y2="-2.019cm">
          <text:p text:style-name="P2"/>
        </draw:line>
        <draw:line draw:style-name="gr2" draw:text-style-name="P1" draw:layer="layout" svg:x1="11.666cm" svg:y1="-1.606cm" svg:x2="11.666cm" svg:y2="-2.02cm">
          <text:p text:style-name="P2"/>
        </draw:line>
        <draw:line draw:style-name="gr2" draw:text-style-name="P1" draw:layer="layout" svg:x1="12.076cm" svg:y1="-1.606cm" svg:x2="12.076cm" svg:y2="-2.019cm">
          <text:p text:style-name="P2"/>
        </draw:line>
        <draw:line draw:style-name="gr2" draw:text-style-name="P1" draw:layer="layout" svg:x1="12.076cm" svg:y1="-1.606cm" svg:x2="12.076cm" svg:y2="-2.019cm">
          <text:p text:style-name="P2"/>
        </draw:line>
        <draw:line draw:style-name="gr2" draw:text-style-name="P1" draw:layer="layout" svg:x1="12.076cm" svg:y1="-1.606cm" svg:x2="12.076cm" svg:y2="-2.02cm">
          <text:p text:style-name="P2"/>
        </draw:line>
        <draw:line draw:style-name="gr2" draw:text-style-name="P1" draw:layer="layout" svg:x1="12.486cm" svg:y1="-1.606cm" svg:x2="12.486cm" svg:y2="-2.019cm">
          <text:p text:style-name="P2"/>
        </draw:line>
        <draw:line draw:style-name="gr2" draw:text-style-name="P1" draw:layer="layout" svg:x1="12.486cm" svg:y1="-1.606cm" svg:x2="12.486cm" svg:y2="-2.02cm">
          <text:p text:style-name="P2"/>
        </draw:line>
        <draw:line draw:style-name="gr2" draw:text-style-name="P1" draw:layer="layout" svg:x1="12.895cm" svg:y1="-1.606cm" svg:x2="12.895cm" svg:y2="-2.019cm">
          <text:p text:style-name="P2"/>
        </draw:line>
        <draw:line draw:style-name="gr2" draw:text-style-name="P1" draw:layer="layout" svg:x1="12.895cm" svg:y1="-1.606cm" svg:x2="12.895cm" svg:y2="-2.02cm">
          <text:p text:style-name="P2"/>
        </draw:line>
        <draw:line draw:style-name="gr2" draw:text-style-name="P1" draw:layer="layout" svg:x1="13.305cm" svg:y1="-1.606cm" svg:x2="13.305cm" svg:y2="-2.019cm">
          <text:p text:style-name="P2"/>
        </draw:line>
        <draw:line draw:style-name="gr2" draw:text-style-name="P1" draw:layer="layout" svg:x1="13.305cm" svg:y1="-1.606cm" svg:x2="13.305cm" svg:y2="-2.02cm">
          <text:p text:style-name="P2"/>
        </draw:line>
        <draw:line draw:style-name="gr2" draw:text-style-name="P1" draw:layer="layout" svg:x1="13.715cm" svg:y1="-1.606cm" svg:x2="13.715cm" svg:y2="-2.019cm">
          <text:p text:style-name="P2"/>
        </draw:line>
        <draw:line draw:style-name="gr2" draw:text-style-name="P1" draw:layer="layout" svg:x1="13.715cm" svg:y1="-1.606cm" svg:x2="13.715cm" svg:y2="-2.02cm">
          <text:p text:style-name="P2"/>
        </draw:line>
        <draw:line draw:style-name="gr2" draw:text-style-name="P1" draw:layer="layout" svg:x1="14.125cm" svg:y1="-1.606cm" svg:x2="14.125cm" svg:y2="-2.019cm">
          <text:p text:style-name="P2"/>
        </draw:line>
        <draw:line draw:style-name="gr2" draw:text-style-name="P1" draw:layer="layout" svg:x1="14.125cm" svg:y1="-1.606cm" svg:x2="14.125cm" svg:y2="-2.02cm">
          <text:p text:style-name="P2"/>
        </draw:line>
        <draw:line draw:style-name="gr2" draw:text-style-name="P1" draw:layer="layout" svg:x1="14.534cm" svg:y1="-1.606cm" svg:x2="14.534cm" svg:y2="-2.019cm">
          <text:p text:style-name="P2"/>
        </draw:line>
        <draw:line draw:style-name="gr2" draw:text-style-name="P1" draw:layer="layout" svg:x1="14.534cm" svg:y1="-1.606cm" svg:x2="14.534cm" svg:y2="-2.02cm">
          <text:p text:style-name="P2"/>
        </draw:line>
        <draw:line draw:style-name="gr2" draw:text-style-name="P1" draw:layer="layout" svg:x1="14.944cm" svg:y1="-1.606cm" svg:x2="14.944cm" svg:y2="-2.019cm">
          <text:p text:style-name="P2"/>
        </draw:line>
        <draw:line draw:style-name="gr2" draw:text-style-name="P1" draw:layer="layout" svg:x1="14.944cm" svg:y1="-1.606cm" svg:x2="14.944cm" svg:y2="-2.02cm">
          <text:p text:style-name="P2"/>
        </draw:line>
        <draw:line draw:style-name="gr2" draw:text-style-name="P1" draw:layer="layout" svg:x1="15.354cm" svg:y1="-1.606cm" svg:x2="15.354cm" svg:y2="-2.019cm">
          <text:p text:style-name="P2"/>
        </draw:line>
        <draw:line draw:style-name="gr2" draw:text-style-name="P1" draw:layer="layout" svg:x1="15.354cm" svg:y1="-1.606cm" svg:x2="15.354cm" svg:y2="-2.02cm">
          <text:p text:style-name="P2"/>
        </draw:line>
        <draw:line draw:style-name="gr2" draw:text-style-name="P1" draw:layer="layout" svg:x1="15.763cm" svg:y1="-1.606cm" svg:x2="15.763cm" svg:y2="-2.019cm">
          <text:p text:style-name="P2"/>
        </draw:line>
        <draw:line draw:style-name="gr2" draw:text-style-name="P1" draw:layer="layout" svg:x1="15.763cm" svg:y1="-1.606cm" svg:x2="15.763cm" svg:y2="-2.02cm">
          <text:p text:style-name="P2"/>
        </draw:line>
        <draw:line draw:style-name="gr2" draw:text-style-name="P1" draw:layer="layout" svg:x1="16.173cm" svg:y1="-1.606cm" svg:x2="16.173cm" svg:y2="-2.019cm">
          <text:p text:style-name="P2"/>
        </draw:line>
        <draw:custom-shape draw:style-name="gr10" draw:text-style-name="P1" draw:layer="layout" svg:width="3.035cm" svg:height="0.827cm" svg:x="5.087cm" svg:y="-8.002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06cm" svg:height="0.827cm" svg:x="12.489cm" svg:y="-8.002cm">
          <text:p text:style-name="P2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429cm" svg:y1="-8.811cm" svg:x2="10.429cm" svg:y2="-1.572cm">
          <text:p text:style-name="P2"/>
        </draw:line>
        <draw:line draw:style-name="gr11" draw:text-style-name="P1" draw:layer="layout" svg:x1="12.489cm" svg:y1="-8.769cm" svg:x2="12.489cm" svg:y2="-1.571cm">
          <text:p text:style-name="P2"/>
        </draw:line>
        <draw:rect draw:style-name="gr1" draw:text-style-name="P1" draw:layer="layout" svg:width="1.185cm" svg:height="0.522cm" svg:x="9.793cm" svg:y="-8.556cm">
          <text:p text:style-name="P2"/>
        </draw:rect>
        <draw:frame draw:style-name="gr12" draw:text-style-name="P8" draw:layer="layout" svg:width="4.445cm" svg:height="1.392cm" svg:x="8.269cm" svg:y="-8.875cm">
          <draw:text-box>
            <text:p text:style-name="P7"><text:span text:style-name="T3">wait(reply_event)</text:span></text:p>
          </draw:text-box>
        </draw:frame>
        <draw:custom-shape draw:style-name="gr10" draw:text-style-name="P1" draw:layer="layout" svg:width="2.321cm" svg:height="0.827cm" svg:x="8.122cm" svg:y="-3.901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9cm" svg:height="2.075cm" draw:transform="rotate (1.56643300366462) translate (10.414cm -1.228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11.12cm" svg:y="-1.558cm">
          <draw:text-box>
            <text:p text:style-name="P2">t</text:p>
          </draw:text-box>
        </draw:frame>
        <draw:rect draw:style-name="gr1" draw:text-style-name="P1" draw:layer="layout" svg:width="1.185cm" svg:height="0.522cm" svg:x="11.939cm" svg:y="-5.818cm">
          <text:p text:style-name="P2"/>
        </draw:rect>
        <draw:frame draw:style-name="gr15" draw:text-style-name="P9" draw:layer="layout" svg:width="4.867cm" svg:height="0.988cm" svg:x="11.465cm" svg:y="-6.143cm">
          <draw:text-box>
            <text:p text:style-name="P5"><text:span text:style-name="T2">reply_event.notify(t)</text:span></text:p>
          </draw:text-box>
        </draw:frame>
        <draw:frame draw:style-name="gr3" draw:text-style-name="P3" draw:layer="layout" svg:width="4.553cm" svg:height="1.195cm" svg:x="12.055cm" svg:y="1.846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12.196cm" svg:y="4.075cm">
          <draw:text-box>
            <text:p text:style-name="P2"><text:span text:style-name="T1">Target Send</text:span></text:p>
          </draw:text-box>
        </draw:frame>
        <draw:frame draw:style-name="gr4" draw:text-style-name="P10" draw:layer="layout" svg:width="4.308cm" svg:height="2.139cm" svg:x="12.196cm" svg:y="5.737cm">
          <draw:text-box>
            <text:p text:style-name="P7"><text:span text:style-name="T1">Other initiator</text:span></text:p>
            <text:p text:style-name="P7"><text:span text:style-name="T1">thread</text:span></text:p>
          </draw:text-box>
        </draw:frame>
        <draw:line draw:style-name="gr2" draw:text-style-name="P1" draw:layer="layout" svg:x1="16.731cm" svg:y1="2.564cm" svg:x2="24.444cm" svg:y2="2.564cm">
          <text:p text:style-name="P2"/>
        </draw:line>
        <draw:custom-shape draw:style-name="gr10" draw:text-style-name="P1" draw:layer="layout" svg:width="0.789cm" svg:height="0.827cm" svg:x="17.066cm" svg:y="2.149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835cm" svg:y1="1.115cm" svg:x2="17.835cm" svg:y2="2.115cm">
          <text:p text:style-name="P2"/>
        </draw:line>
        <draw:frame draw:style-name="gr3" draw:text-style-name="P3" draw:layer="layout" svg:width="1.667cm" svg:height="1.195cm" svg:x="16.98cm" svg:y="0.041cm">
          <draw:text-box>
            <text:p text:style-name="P2"><text:span text:style-name="T1">wait</text:span></text:p>
          </draw:text-box>
        </draw:frame>
        <draw:line draw:style-name="gr2" draw:text-style-name="P1" draw:layer="layout" svg:x1="16.731cm" svg:y1="6.447cm" svg:x2="23.173cm" svg:y2="6.447cm">
          <text:p text:style-name="P2"/>
        </draw:line>
        <draw:custom-shape draw:style-name="gr16" draw:text-style-name="P1" draw:layer="layout" svg:width="2.341cm" svg:height="0.827cm" svg:x="17.808cm" svg:y="5.993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49cm" svg:y1="8.949cm" svg:x2="24.02cm" svg:y2="8.949cm">
          <text:p text:style-name="P2"/>
        </draw:line>
        <draw:line draw:style-name="gr2" draw:text-style-name="P1" draw:layer="layout" svg:x1="17.795cm" svg:y1="9.16cm" svg:x2="17.795cm" svg:y2="8.746cm">
          <text:p text:style-name="P2"/>
        </draw:line>
        <draw:line draw:style-name="gr2" draw:text-style-name="P1" draw:layer="layout" svg:x1="18.586cm" svg:y1="9.16cm" svg:x2="18.586cm" svg:y2="8.746cm">
          <text:p text:style-name="P2"/>
        </draw:line>
        <draw:frame draw:style-name="gr9" draw:text-style-name="P10" draw:layer="layout" svg:width="1.912cm" svg:height="1.195cm" svg:x="14.163cm" svg:y="8.264cm">
          <draw:text-box>
            <text:p text:style-name="P7"><text:span text:style-name="T1">Time</text:span></text:p>
          </draw:text-box>
        </draw:frame>
        <draw:line draw:style-name="gr2" draw:text-style-name="P1" draw:layer="layout" svg:x1="19.363cm" svg:y1="9.16cm" svg:x2="19.363cm" svg:y2="8.746cm">
          <text:p text:style-name="P2"/>
        </draw:line>
        <draw:line draw:style-name="gr2" draw:text-style-name="P1" draw:layer="layout" svg:x1="20.152cm" svg:y1="9.16cm" svg:x2="20.152cm" svg:y2="8.746cm">
          <text:p text:style-name="P2"/>
        </draw:line>
        <draw:line draw:style-name="gr2" draw:text-style-name="P1" draw:layer="layout" svg:x1="20.929cm" svg:y1="9.16cm" svg:x2="20.929cm" svg:y2="8.746cm">
          <text:p text:style-name="P2"/>
        </draw:line>
        <draw:line draw:style-name="gr17" draw:text-style-name="P1" draw:layer="layout" svg:x1="18.535cm" svg:y1="0.727cm" svg:x2="21.561cm" svg:y2="0.727cm">
          <text:p text:style-name="P2"/>
        </draw:line>
        <draw:line draw:style-name="gr11" draw:text-style-name="P1" draw:layer="layout" svg:x1="21.636cm" svg:y1="9.095cm" svg:x2="21.636cm" svg:y2="0.445cm">
          <text:p text:style-name="P2"/>
        </draw:line>
        <draw:line draw:style-name="gr11" draw:text-style-name="P1" draw:layer="layout" svg:x1="17.816cm" svg:y1="9.095cm" svg:x2="17.816cm" svg:y2="3.027cm">
          <text:p text:style-name="P2"/>
        </draw:line>
        <draw:ellipse draw:style-name="gr18" draw:text-style-name="P1" draw:layer="layout" svg:width="1.121cm" svg:height="1.141cm" svg:x="16.835cm" svg:y="4.117cm">
          <text:p text:style-name="P2"/>
        </draw:ellipse>
        <draw:ellipse draw:style-name="gr18" draw:text-style-name="P1" draw:layer="layout" svg:width="1.121cm" svg:height="1.141cm" svg:x="19.558cm" svg:y="4.118cm">
          <text:p text:style-name="P2"/>
        </draw:ellipse>
        <draw:path draw:style-name="gr6" draw:text-style-name="P1" draw:layer="layout" svg:width="1.677cm" svg:height="0.705cm" draw:transform="rotate (-1.48405346297168) translate (19.918cm 4.594cm)" svg:viewBox="0 0 1678 706" svg:d="m1678-38489-225 151c-463 115-656 234-984 84-352-111-232-501-469-636">
          <text:p text:style-name="P2"/>
        </draw:path>
        <draw:path draw:style-name="gr6" draw:text-style-name="P1" draw:layer="layout" svg:width="1.649cm" svg:height="0.997cm" draw:transform="rotate (1.6587609210951) translate (19.819cm 6.428cm)" svg:viewBox="0 0 1650 998" svg:d="m1650 39081-141 158c-450 303-816-58-1073-364-338-342-199-385-436-520">
          <text:p text:style-name="P2"/>
        </draw:path>
        <draw:custom-shape draw:style-name="gr10" draw:text-style-name="P1" draw:layer="layout" svg:width="2.013cm" svg:height="0.827cm" svg:x="21.645cm" svg:y="2.153cm">
          <text:p text:style-name="P2"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117cm" svg:y1="4.379cm" svg:x2="21.782cm" svg:y2="2.586cm">
          <text:p text:style-name="P2"/>
        </draw:line>
        <draw:frame draw:style-name="gr3" draw:text-style-name="P3" draw:layer="layout" svg:width="4.553cm" svg:height="1.195cm" svg:x="0cm" svg:y="3.335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0.141cm" svg:y="5.564cm">
          <draw:text-box>
            <text:p text:style-name="P2"><text:span text:style-name="T1">Target Send</text:span></text:p>
          </draw:text-box>
        </draw:frame>
        <draw:line draw:style-name="gr2" draw:text-style-name="P1" draw:layer="layout" svg:x1="4.676cm" svg:y1="4.053cm" svg:x2="9.684cm" svg:y2="4.053cm">
          <text:p text:style-name="P2"/>
        </draw:line>
        <draw:custom-shape draw:style-name="gr10" draw:text-style-name="P1" draw:layer="layout" svg:width="0.789cm" svg:height="0.827cm" svg:x="5.011cm" svg:y="3.638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78cm" svg:y1="2.604cm" svg:x2="5.78cm" svg:y2="3.604cm">
          <text:p text:style-name="P2"/>
        </draw:line>
        <draw:frame draw:style-name="gr3" draw:text-style-name="P3" draw:layer="layout" svg:width="1.667cm" svg:height="1.195cm" svg:x="4.925cm" svg:y="1.53cm">
          <draw:text-box>
            <text:p text:style-name="P2"><text:span text:style-name="T1">wait</text:span></text:p>
          </draw:text-box>
        </draw:frame>
        <draw:line draw:style-name="gr8" draw:text-style-name="P1" draw:layer="layout" svg:x1="4.435cm" svg:y1="8.138cm" svg:x2="9.994cm" svg:y2="8.138cm">
          <text:p text:style-name="P2"/>
        </draw:line>
        <draw:line draw:style-name="gr2" draw:text-style-name="P1" draw:layer="layout" svg:x1="5.74cm" svg:y1="8.349cm" svg:x2="5.74cm" svg:y2="7.935cm">
          <text:p text:style-name="P2"/>
        </draw:line>
        <draw:line draw:style-name="gr2" draw:text-style-name="P1" draw:layer="layout" svg:x1="6.531cm" svg:y1="8.349cm" svg:x2="6.531cm" svg:y2="7.935cm">
          <text:p text:style-name="P2"/>
        </draw:line>
        <draw:frame draw:style-name="gr9" draw:text-style-name="P10" draw:layer="layout" svg:width="1.912cm" svg:height="1.195cm" svg:x="2.229cm" svg:y="7.493cm">
          <draw:text-box>
            <text:p text:style-name="P7"><text:span text:style-name="T1">Time</text:span></text:p>
          </draw:text-box>
        </draw:frame>
        <draw:line draw:style-name="gr2" draw:text-style-name="P1" draw:layer="layout" svg:x1="7.308cm" svg:y1="8.349cm" svg:x2="7.308cm" svg:y2="7.935cm">
          <text:p text:style-name="P2"/>
        </draw:line>
        <draw:line draw:style-name="gr2" draw:text-style-name="P1" draw:layer="layout" svg:x1="8.097cm" svg:y1="8.349cm" svg:x2="8.097cm" svg:y2="7.935cm">
          <text:p text:style-name="P2"/>
        </draw:line>
        <draw:line draw:style-name="gr2" draw:text-style-name="P1" draw:layer="layout" svg:x1="8.874cm" svg:y1="8.349cm" svg:x2="8.874cm" svg:y2="7.935cm">
          <text:p text:style-name="P2"/>
        </draw:line>
        <draw:line draw:style-name="gr11" draw:text-style-name="P1" draw:layer="layout" svg:x1="5.761cm" svg:y1="8.282cm" svg:x2="5.761cm" svg:y2="4.516cm">
          <text:p text:style-name="P2"/>
        </draw:line>
        <draw:ellipse draw:style-name="gr18" draw:text-style-name="P1" draw:layer="layout" svg:width="1.121cm" svg:height="1.141cm" svg:x="4.78cm" svg:y="5.606cm">
          <text:p text:style-name="P2"/>
        </draw:ellipse>
        <draw:path draw:style-name="gr6" draw:text-style-name="P1" draw:layer="layout" svg:width="2.068cm" svg:height="0.552cm" draw:transform="rotate (-1.65788825647029) translate (5.24cm 4.085cm)" svg:viewBox="0 0 2069 553" svg:d="m0-11151 222 241c449 303 1079 390 1407 240 352-111 203-346 440-481">
          <text:p text:style-name="P2"/>
        </draw:path>
        <draw:custom-shape draw:style-name="gr10" draw:text-style-name="P1" draw:layer="layout" svg:width="2.096cm" svg:height="0.827cm" svg:x="7.289cm" svg:y="3.638cm">
          <text:p text:style-name="P2"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068cm" svg:height="0.405cm" draw:transform="rotate (1.4833553312697) translate (5.19700000000245cm 6.14600000000021cm)" svg:viewBox="0 0 2069 406" svg:d="m0 11429 222 241c449 303 1334 129 1644-55 336-213-35-52 203-187">
          <text:p text:style-name="P2"/>
        </draw:path>
        <draw:path draw:style-name="gr19" draw:text-style-name="P1" draw:layer="layout" svg:width="2.316cm" svg:height="1.694cm" draw:transform="rotate (1.4833553312697) translate (5.72cm 6.245cm)" svg:viewBox="0 0 2317 1695" svg:d="m0 12487 491 256c-514-319-308-53 699 365 649 246 827 655 1127 1074">
          <text:p text:style-name="P2"/>
        </draw:path>
        <draw:path draw:style-name="gr6" draw:text-style-name="P1" draw:layer="layout" svg:width="2.068cm" svg:height="0.552cm" draw:transform="rotate (-1.65788825647029) translate (17.296cm 2.697cm)" svg:viewBox="0 0 2069 553" svg:d="m0-34930 222 242c449 303 1079 389 1407 239 352-111 203-346 440-481">
          <text:p text:style-name="P2"/>
        </draw:path>
        <draw:path draw:style-name="gr6" draw:text-style-name="P1" draw:layer="layout" svg:width="2.068cm" svg:height="0.405cm" draw:transform="rotate (1.4833553312697) translate (17.2530000000024cm 4.75900000000021cm)" svg:viewBox="0 0 2069 406" svg:d="m0 35206 222 241c449 303 1335 129 1645-55 335-213-35-52 202-187">
          <text:p text:style-name="P2"/>
        </draw:path>
        <draw:frame draw:style-name="gr9" draw:text-style-name="P10" draw:layer="layout" svg:width="1.277cm" svg:height="1.195cm" svg:x="6.484cm" svg:y="9.83cm">
          <draw:text-box>
            <text:p text:style-name="P7"><text:span text:style-name="T1">(a)</text:span></text:p>
          </draw:text-box>
        </draw:frame>
        <draw:frame draw:style-name="gr9" draw:text-style-name="P10" draw:layer="layout" svg:width="1.277cm" svg:height="1.195cm" svg:x="17.793cm" svg:y="9.888cm">
          <draw:text-box>
            <text:p text:style-name="P7"><text:span text:style-name="T1">(b)</text:span></text:p>
          </draw:text-box>
        </draw:frame>
        <draw:line draw:style-name="gr11" draw:text-style-name="P1" draw:layer="layout" svg:x1="7.283cm" svg:y1="8.295cm" svg:x2="7.283cm" svg:y2="2.593cm">
          <text:p text:style-name="P2"/>
        </draw:line>
        <draw:line draw:style-name="gr17" draw:text-style-name="P1" draw:layer="layout" svg:x1="6.381cm" svg:y1="2.245cm" svg:x2="7.268cm" svg:y2="2.245cm">
          <text:p text:style-name="P2"/>
        </draw:line>
        <draw:custom-shape draw:style-name="gr13" draw:text-style-name="P1" draw:layer="layout" svg:width="0.319cm" svg:height="1.552cm" draw:transform="rotate (1.56643300366462) translate (5.735cm 8.816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6.182cm" svg:y="8.486cm">
          <draw:text-box>
            <text:p text:style-name="P2">t</text:p>
          </draw:text-box>
        </draw:frame>
        <draw:line draw:style-name="gr2" draw:text-style-name="P1" draw:layer="layout" svg:x1="21.675cm" svg:y1="9.16cm" svg:x2="21.675cm" svg:y2="8.746cm">
          <text:p text:style-name="P2"/>
        </draw:line>
        <draw:line draw:style-name="gr2" draw:text-style-name="P1" draw:layer="layout" svg:x1="22.442cm" svg:y1="9.16cm" svg:x2="22.442cm" svg:y2="8.746cm">
          <text:p text:style-name="P2"/>
        </draw:line>
        <draw:rect draw:style-name="gr1" draw:text-style-name="P1" draw:layer="layout" svg:width="0.867cm" svg:height="0.544cm" svg:x="6.825cm" svg:y="5.106cm">
          <text:p text:style-name="P2"/>
        </draw:rect>
        <draw:frame draw:style-name="gr15" draw:text-style-name="P9" draw:layer="layout" svg:width="4.867cm" svg:height="0.988cm" svg:x="6.319cm" svg:y="4.803cm">
          <draw:text-box>
            <text:p text:style-name="P5"><text:span text:style-name="T2">reply_event.notify(t)</text:span></text:p>
          </draw:text-box>
        </draw:frame>
        <draw:rect draw:style-name="gr1" draw:text-style-name="P1" draw:layer="layout" svg:width="0.887cm" svg:height="0.524cm" svg:x="21.177cm" svg:y="3.494cm">
          <text:p text:style-name="P2"/>
        </draw:rect>
        <draw:frame draw:style-name="gr15" draw:text-style-name="P9" draw:layer="layout" svg:width="4.867cm" svg:height="0.988cm" svg:x="20.809cm" svg:y="3.227cm">
          <draw:text-box>
            <text:p text:style-name="P5"><text:span text:style-name="T2">reply_event.notify(t)</text:span></text:p>
          </draw:text-box>
        </draw:frame>
        <draw:line draw:style-name="gr11" draw:text-style-name="P1" draw:layer="layout" svg:x1="20.134cm" svg:y1="8.685cm" svg:x2="20.134cm" svg:y2="5.59cm">
          <text:p text:style-name="P2"/>
        </draw:line>
        <draw:custom-shape draw:style-name="gr13" draw:text-style-name="P1" draw:layer="layout" svg:width="0.319cm" svg:height="1.552cm" draw:transform="rotate (1.56643300366462) translate (20.129cm 9.583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20.576cm" svg:y="9.253cm">
          <draw:text-box>
            <text:p text:style-name="P2"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5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7cm" fo:page-height="11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6-11-10T17:44:00</meta:creation-date>
    <dc:creator>Gilles Mouchard</dc:creator>
    <dc:date>2008-04-01T17:43:58</dc:date>
    <meta:editing-cycles>8</meta:editing-cycles>
    <meta:editing-duration>PT1H24M32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